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4in"/>
    </style:style>
    <style:style style:name="ro1" style:family="table-row">
      <style:table-row-properties style:row-height="0.4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 style:data-style-name="N137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37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36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36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ee6ef" fo:border="0.74pt solid #000000"/>
    </style:style>
    <style:style style:name="ce30" style:family="table-cell" style:parent-style-name="Default" style:data-style-name="N137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137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36">
      <style:table-cell-properties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 style:data-style-name="N136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136">
      <style:table-cell-properties fo:border="0.74pt solid #000000"/>
    </style:style>
    <style:style style:name="ce14" style:family="table-cell" style:parent-style-name="Default" style:data-style-name="N136">
      <style:table-cell-properties fo:background-color="#dee6ef" fo:border="0.74pt solid #000000"/>
    </style:style>
    <style:style style:name="ce4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2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 Results" table:style-name="ta1">
        <table:table-column table:style-name="co1" table:default-cell-style-name="ce28"/>
        <table:table-column table:style-name="co2" table:number-columns-repeated="3" table:default-cell-style-name="ce30"/>
        <table:table-column table:style-name="co2" table:number-columns-repeated="4" table:default-cell-style-name="ce32"/>
        <table:table-column table:style-name="co2" table:number-columns-repeated="2" table:default-cell-style-name="ce34"/>
        <table:table-column table:style-name="co3" table:default-cell-style-name="ce32"/>
        <table:table-column table:style-name="co2" table:number-columns-repeated="3" table:default-cell-style-name="ce34"/>
        <table:table-column table:style-name="co4" table:default-cell-style-name="ce30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Elo, Tournament</text:p>
          </table:table-cell>
          <table:table-cell table:style-name="ce27" office:value-type="string" calcext:value-type="string">
            <text:p>Elo, Mean Adjusted</text:p>
          </table:table-cell>
          <table:table-cell table:style-name="ce27" office:value-type="string" calcext:value-type="string">
            <text:p>Elo, Mean Opponent</text:p>
          </table:table-cell>
          <table:table-cell table:style-name="ce27" office:value-type="string" calcext:value-type="string">
            <text:p>Wins, Cumulative</text:p>
          </table:table-cell>
          <table:table-cell table:style-name="ce27" office:value-type="string" calcext:value-type="string">
            <text:p>Losses, Cumulative</text:p>
          </table:table-cell>
          <table:table-cell table:style-name="ce27" office:value-type="string" calcext:value-type="string">
            <text:p>Games Credited</text:p>
          </table:table-cell>
          <table:table-cell table:style-name="ce27" office:value-type="string" calcext:value-type="string">
            <text:p>Penalties, Cumulative</text:p>
          </table:table-cell>
          <table:table-cell table:style-name="ce27" office:value-type="string" calcext:value-type="string">
            <text:p>Win Rate, Theoretical</text:p>
          </table:table-cell>
          <table:table-cell table:style-name="ce27" office:value-type="string" calcext:value-type="string">
            <text:p>Win Rate, Actual</text:p>
          </table:table-cell>
          <table:table-cell table:style-name="ce27" office:value-type="string" calcext:value-type="string">
            <text:p>Rate, Participation</text:p>
          </table:table-cell>
          <table:table-cell table:style-name="ce27" office:value-type="string" calcext:value-type="string">
            <text:p>Rate, Challenge</text:p>
          </table:table-cell>
          <table:table-cell table:style-name="ce27" office:value-type="string" calcext:value-type="string">
            <text:p>Grade</text:p>
          </table:table-cell>
          <table:table-cell table:style-name="ce27" office:value-type="string" calcext:value-type="string">
            <text:p>Skill Rate</text:p>
          </table:table-cell>
          <table:table-cell table:style-name="ce27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109.25732630382" calcext:value-type="float">
            <text:p>1109.3</text:p>
          </table:table-cell>
          <table:table-cell office:value-type="float" office:value="1239.97190038533" calcext:value-type="float">
            <text:p>1240.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2028691446879" calcext:value-type="float">
            <text:p>0.32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73192553448906" calcext:value-type="float">
            <text:p>2.732</text:p>
          </table:table-cell>
          <table:table-cell office:value-type="float" office:value="0.45605092295105" calcext:value-type="float">
            <text:p>0.456</text:p>
          </table:table-cell>
          <table:table-cell office:value-type="float" office:value="1251.26387619981" calcext:value-type="float">
            <text:p>1251.3</text:p>
          </table:table-cell>
        </table:table-row>
        <table:table-row table:style-name="ro2">
          <table:table-cell table:style-name="ce29" office:value-type="string" calcext:value-type="string">
            <text:p>YoSoyPacho</text:p>
          </table:table-cell>
          <table:table-cell table:number-columns-repeated="2" table:style-name="ce31" office:value-type="float" office:value="1722.68973677901" calcext:value-type="float">
            <text:p>1722.7</text:p>
          </table:table-cell>
          <table:table-cell table:style-name="ce31" office:value-type="float" office:value="1800.33725666034" calcext:value-type="float">
            <text:p>1800.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390080214189169" calcext:value-type="float">
            <text:p>0.390</text:p>
          </table:table-cell>
          <table:table-cell table:style-name="ce35" office:value-type="float" office:value="0.75" calcext:value-type="float">
            <text:p>0.75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1.92268147093533" calcext:value-type="float">
            <text:p>1.923</text:p>
          </table:table-cell>
          <table:table-cell table:style-name="ce35" office:value-type="float" office:value="0.70825247288129" calcext:value-type="float">
            <text:p>0.708</text:p>
          </table:table-cell>
          <table:table-cell table:style-name="ce31" office:value-type="float" office:value="1814.82920194658" calcext:value-type="float">
            <text:p>1814.8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float" office:value="2084.85495317473" calcext:value-type="float">
            <text:p>2084.9</text:p>
          </table:table-cell>
          <table:table-cell office:value-type="float" office:value="2074.2583333075" calcext:value-type="float">
            <text:p>2074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5245035048489" calcext:value-type="float">
            <text:p>0.51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1735344670504" calcext:value-type="float">
            <text:p>1.617</text:p>
          </table:table-cell>
          <table:table-cell office:value-type="float" office:value="0.857150097698777" calcext:value-type="float">
            <text:p>0.857</text:p>
          </table:table-cell>
          <table:table-cell office:value-type="float" office:value="2145.92790644542" calcext:value-type="float">
            <text:p>2145.9</text:p>
          </table:table-cell>
        </table:table-row>
        <table:table-row table:style-name="ro2">
          <table:table-cell table:style-name="ce29" office:value-type="string" calcext:value-type="string">
            <text:p>Flying Mouse</text:p>
          </table:table-cell>
          <table:table-cell table:number-columns-repeated="2" table:style-name="ce31" office:value-type="float" office:value="1544.33310580152" calcext:value-type="float">
            <text:p>1544.3</text:p>
          </table:table-cell>
          <table:table-cell table:style-name="ce31" office:value-type="float" office:value="1520.32203604512" calcext:value-type="float">
            <text:p>1520.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534499799576731" calcext:value-type="float">
            <text:p>0.534</text:p>
          </table:table-cell>
          <table:table-cell table:style-name="ce35" office:value-type="float" office:value="0.75" calcext:value-type="float">
            <text:p>0.75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1.40318106871869" calcext:value-type="float">
            <text:p>1.403</text:p>
          </table:table-cell>
          <table:table-cell table:style-name="ce35" office:value-type="float" office:value="0.634924396299855" calcext:value-type="float">
            <text:p>0.635</text:p>
          </table:table-cell>
          <table:table-cell table:style-name="ce31" office:value-type="float" office:value="1599.50115710988" calcext:value-type="float">
            <text:p>1599.5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table:number-columns-repeated="2" office:value-type="float" office:value="1946.99957294515" calcext:value-type="float">
            <text:p>1947.0</text:p>
          </table:table-cell>
          <table:table-cell office:value-type="float" office:value="1937.1853691076" calcext:value-type="float">
            <text:p>1937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41200192921" calcext:value-type="float">
            <text:p>0.514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9671407774514" calcext:value-type="float">
            <text:p>1.297</text:p>
          </table:table-cell>
          <table:table-cell office:value-type="float" office:value="0.800473371842068" calcext:value-type="float">
            <text:p>0.800</text:p>
          </table:table-cell>
          <table:table-cell office:value-type="float" office:value="1976.28852924107" calcext:value-type="float">
            <text:p>1976.3</text:p>
          </table:table-cell>
        </table:table-row>
        <table:table-row table:style-name="ro2">
          <table:table-cell table:style-name="ce29" office:value-type="string" calcext:value-type="string">
            <text:p>xRavyn</text:p>
          </table:table-cell>
          <table:table-cell table:number-columns-repeated="2" table:style-name="ce31" office:value-type="float" office:value="1724.60135716396" calcext:value-type="float">
            <text:p>1724.6</text:p>
          </table:table-cell>
          <table:table-cell table:style-name="ce31" office:value-type="float" office:value="1801.65033223314" calcext:value-type="float">
            <text:p>1801.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390900269402624" calcext:value-type="float">
            <text:p>0.391</text:p>
          </table:table-cell>
          <table:table-cell table:style-name="ce35" office:value-type="float" office:value="0.5" calcext:value-type="float">
            <text:p>0.50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1.27909863240591" calcext:value-type="float">
            <text:p>1.279</text:p>
          </table:table-cell>
          <table:table-cell table:style-name="ce35" office:value-type="float" office:value="0.70903840074511" calcext:value-type="float">
            <text:p>0.709</text:p>
          </table:table-cell>
          <table:table-cell table:style-name="ce31" office:value-type="float" office:value="1752.53088819689" calcext:value-type="float">
            <text:p>1752.5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float" office:value="1423.56817764903" calcext:value-type="float">
            <text:p>1423.6</text:p>
          </table:table-cell>
          <table:table-cell office:value-type="float" office:value="1332.95348541571" calcext:value-type="float">
            <text:p>1333.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7526521507577" calcext:value-type="float">
            <text:p>0.628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75" calcext:value-type="float">
            <text:p>0.875</text:p>
          </table:table-cell>
          <table:table-cell office:value-type="float" office:value="1.32796512142837" calcext:value-type="float">
            <text:p>1.328</text:p>
          </table:table-cell>
          <table:table-cell office:value-type="float" office:value="1.16196948124983" calcext:value-type="float">
            <text:p>1.162</text:p>
          </table:table-cell>
          <table:table-cell office:value-type="float" office:value="0.5852740981787" calcext:value-type="float">
            <text:p>0.585</text:p>
          </table:table-cell>
          <table:table-cell office:value-type="float" office:value="1463.08308551958" calcext:value-type="float">
            <text:p>1463.1</text:p>
          </table:table-cell>
        </table:table-row>
        <table:table-row table:style-name="ro2">
          <table:table-cell table:style-name="ce29" office:value-type="string" calcext:value-type="string">
            <text:p>cerasito</text:p>
          </table:table-cell>
          <table:table-cell table:number-columns-repeated="2" table:style-name="ce31" office:value-type="float" office:value="1150.80261490243" calcext:value-type="float">
            <text:p>1150.8</text:p>
          </table:table-cell>
          <table:table-cell table:style-name="ce31" office:value-type="float" office:value="1275.12318739059" calcext:value-type="float">
            <text:p>1275.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0.328352319265737" calcext:value-type="float">
            <text:p>0.328</text:p>
          </table:table-cell>
          <table:table-cell table:style-name="ce35" office:value-type="float" office:value="0.5" calcext:value-type="float">
            <text:p>0.500</text:p>
          </table:table-cell>
          <table:table-cell table:style-name="ce33" office:value-type="float" office:value="0.75" calcext:value-type="float">
            <text:p>0.75</text:p>
          </table:table-cell>
          <table:table-cell table:style-name="ce35" office:value-type="float" office:value="1.52275458604374" calcext:value-type="float">
            <text:p>1.523</text:p>
          </table:table-cell>
          <table:table-cell table:style-name="ce35" office:value-type="float" office:value="1.14206593953281" calcext:value-type="float">
            <text:p>1.142</text:p>
          </table:table-cell>
          <table:table-cell table:style-name="ce35" office:value-type="float" office:value="0.473131510800577" calcext:value-type="float">
            <text:p>0.473</text:p>
          </table:table-cell>
          <table:table-cell table:style-name="ce31" office:value-type="float" office:value="1172.77351803642" calcext:value-type="float">
            <text:p>1172.8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number-columns-repeated="2" office:value-type="float" office:value="1694.84380696295" calcext:value-type="float">
            <text:p>1694.8</text:p>
          </table:table-cell>
          <table:table-cell office:value-type="float" office:value="1659.65044089018" calcext:value-type="float">
            <text:p>1659.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50474808985513" calcext:value-type="float">
            <text:p>0.55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538347222797" calcext:value-type="float">
            <text:p>1.135</text:p>
          </table:table-cell>
          <table:table-cell office:value-type="float" office:value="0.696804126594176" calcext:value-type="float">
            <text:p>0.697</text:p>
          </table:table-cell>
          <table:table-cell office:value-type="float" office:value="1713.92225586266" calcext:value-type="float">
            <text:p>1713.9</text:p>
          </table:table-cell>
        </table:table-row>
        <table:table-row table:style-name="ro2">
          <table:table-cell table:style-name="ce29" office:value-type="string" calcext:value-type="string">
            <text:p>The Otter One</text:p>
          </table:table-cell>
          <table:table-cell table:number-columns-repeated="2" table:style-name="ce31" office:value-type="float" office:value="1640.14445788495" calcext:value-type="float">
            <text:p>1640.1</text:p>
          </table:table-cell>
          <table:table-cell table:style-name="ce31" office:value-type="float" office:value="1604.19042226919" calcext:value-type="float">
            <text:p>1604.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55155810348711" calcext:value-type="float">
            <text:p>0.552</text:p>
          </table:table-cell>
          <table:table-cell table:style-name="ce35" office:value-type="float" office:value="0.625" calcext:value-type="float">
            <text:p>0.62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1.13315350830415" calcext:value-type="float">
            <text:p>1.133</text:p>
          </table:table-cell>
          <table:table-cell table:style-name="ce35" office:value-type="float" office:value="0.674315486636335" calcext:value-type="float">
            <text:p>0.674</text:p>
          </table:table-cell>
          <table:table-cell table:style-name="ce31" office:value-type="float" office:value="1658.94558339225" calcext:value-type="float">
            <text:p>1658.9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894.8285708383" calcext:value-type="float">
            <text:p>1894.8</text:p>
          </table:table-cell>
          <table:table-cell office:value-type="float" office:value="1816.46363030903" calcext:value-type="float">
            <text:p>1816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10901892105731" calcext:value-type="float">
            <text:p>0.61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128270067837" calcext:value-type="float">
            <text:p>1.091</text:p>
          </table:table-cell>
          <table:table-cell office:value-type="float" office:value="0.779024215638259" calcext:value-type="float">
            <text:p>0.779</text:p>
          </table:table-cell>
          <table:table-cell office:value-type="float" office:value="1905.535407554" calcext:value-type="float">
            <text:p>1905.5</text:p>
          </table:table-cell>
        </table:table-row>
        <table:table-row table:style-name="ro2">
          <table:table-cell table:style-name="ce29" office:value-type="string" calcext:value-type="string">
            <text:p>_neozz_</text:p>
          </table:table-cell>
          <table:table-cell table:number-columns-repeated="2" table:style-name="ce31" office:value-type="float" office:value="2432.31023221256" calcext:value-type="float">
            <text:p>2432.3</text:p>
          </table:table-cell>
          <table:table-cell table:style-name="ce31" office:value-type="float" office:value="2212.64873953258" calcext:value-type="float">
            <text:p>2212.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77979518243108" calcext:value-type="float">
            <text:p>0.780</text:p>
          </table:table-cell>
          <table:table-cell table:style-name="ce35" office:value-type="float" office:value="0.833333333333333" calcext:value-type="float">
            <text:p>0.83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1.06865668332977" calcext:value-type="float">
            <text:p>1.069</text:p>
          </table:table-cell>
          <table:table-cell table:style-name="ce35" office:value-type="float" office:value="1" calcext:value-type="float">
            <text:p>1.000</text:p>
          </table:table-cell>
          <table:table-cell table:style-name="ce31" office:value-type="float" office:value="2442.58955718579" calcext:value-type="float">
            <text:p>2442.6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table:number-columns-repeated="2" office:value-type="float" office:value="1574.85873230179" calcext:value-type="float">
            <text:p>1574.9</text:p>
          </table:table-cell>
          <table:table-cell office:value-type="float" office:value="1691.62759836489" calcext:value-type="float">
            <text:p>1691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8009853086803" calcext:value-type="float">
            <text:p>0.338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6164546060529" calcext:value-type="float">
            <text:p>0.986</text:p>
          </table:table-cell>
          <table:table-cell office:value-type="float" office:value="0.647474451015738" calcext:value-type="float">
            <text:p>0.647</text:p>
          </table:table-cell>
          <table:table-cell office:value-type="float" office:value="1573.96084050912" calcext:value-type="float">
            <text:p>1574.0</text:p>
          </table:table-cell>
        </table:table-row>
        <table:table-row table:style-name="ro2">
          <table:table-cell table:style-name="ce29" office:value-type="string" calcext:value-type="string">
            <text:p>MrOsoVC8</text:p>
          </table:table-cell>
          <table:table-cell table:number-columns-repeated="2" table:style-name="ce31" office:value-type="float" office:value="2308.5271937096" calcext:value-type="float">
            <text:p>2308.5</text:p>
          </table:table-cell>
          <table:table-cell table:style-name="ce31" office:value-type="float" office:value="2211.64605256886" calcext:value-type="float">
            <text:p>2211.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635918502698675" calcext:value-type="float">
            <text:p>0.636</text:p>
          </table:table-cell>
          <table:table-cell table:style-name="ce35" office:value-type="float" office:value="0.625" calcext:value-type="float">
            <text:p>0.62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0.982830342799684" calcext:value-type="float">
            <text:p>0.983</text:p>
          </table:table-cell>
          <table:table-cell table:style-name="ce35" office:value-type="float" office:value="0.949108860841999" calcext:value-type="float">
            <text:p>0.949</text:p>
          </table:table-cell>
          <table:table-cell table:style-name="ce31" office:value-type="float" office:value="2305.73205701874" calcext:value-type="float">
            <text:p>2305.7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782.92244460797" calcext:value-type="float">
            <text:p>1782.9</text:p>
          </table:table-cell>
          <table:table-cell office:value-type="float" office:value="1773.72284673882" calcext:value-type="float">
            <text:p>1773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3236192353338" calcext:value-type="float">
            <text:p>0.513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4210329375553" calcext:value-type="float">
            <text:p>0.974</text:p>
          </table:table-cell>
          <table:table-cell office:value-type="float" office:value="0.733016052391527" calcext:value-type="float">
            <text:p>0.733</text:p>
          </table:table-cell>
          <table:table-cell office:value-type="float" office:value="1779.53397936552" calcext:value-type="float">
            <text:p>1779.5</text:p>
          </table:table-cell>
        </table:table-row>
        <table:table-row table:style-name="ro2">
          <table:table-cell table:style-name="ce29" office:value-type="string" calcext:value-type="string">
            <text:p>PlushWerewolf</text:p>
          </table:table-cell>
          <table:table-cell table:number-columns-repeated="2" table:style-name="ce31" office:value-type="float" office:value="1240.31094659254" calcext:value-type="float">
            <text:p>1240.3</text:p>
          </table:table-cell>
          <table:table-cell table:style-name="ce31" office:value-type="float" office:value="1324.15158016785" calcext:value-type="float">
            <text:p>1324.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381632347693783" calcext:value-type="float">
            <text:p>0.382</text:p>
          </table:table-cell>
          <table:table-cell table:style-name="ce35" office:value-type="float" office:value="0.333333333333333" calcext:value-type="float">
            <text:p>0.33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0.87344098409812" calcext:value-type="float">
            <text:p>0.873</text:p>
          </table:table-cell>
          <table:table-cell table:style-name="ce35" office:value-type="float" office:value="0.509931229234803" calcext:value-type="float">
            <text:p>0.510</text:p>
          </table:table-cell>
          <table:table-cell table:style-name="ce31" office:value-type="float" office:value="1231.03753583533" calcext:value-type="float">
            <text:p>1231.0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9.92937818617" calcext:value-type="float">
            <text:p>1669.9</text:p>
          </table:table-cell>
          <table:table-cell office:value-type="float" office:value="1600.00310618857" calcext:value-type="float">
            <text:p>1600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99294882364976" calcext:value-type="float">
            <text:p>0.599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4313815640922" calcext:value-type="float">
            <text:p>0.834</text:p>
          </table:table-cell>
          <table:table-cell office:value-type="float" office:value="0.68656101350489" calcext:value-type="float">
            <text:p>0.687</text:p>
          </table:table-cell>
          <table:table-cell office:value-type="float" office:value="1644.50988830074" calcext:value-type="float">
            <text:p>1644.5</text:p>
          </table:table-cell>
        </table:table-row>
        <table:table-row table:style-name="ro2">
          <table:table-cell table:style-name="ce29" office:value-type="string" calcext:value-type="string">
            <text:p>maxymczech</text:p>
          </table:table-cell>
          <table:table-cell table:number-columns-repeated="2" table:style-name="ce31" office:value-type="float" office:value="1710.10960994556" calcext:value-type="float">
            <text:p>1710.1</text:p>
          </table:table-cell>
          <table:table-cell table:style-name="ce31" office:value-type="float" office:value="1720.34479702621" calcext:value-type="float">
            <text:p>1720.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485274641290357" calcext:value-type="float">
            <text:p>0.485</text:p>
          </table:table-cell>
          <table:table-cell table:style-name="ce35" office:value-type="float" office:value="0.375" calcext:value-type="float">
            <text:p>0.37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0.772758285911801" calcext:value-type="float">
            <text:p>0.773</text:p>
          </table:table-cell>
          <table:table-cell table:style-name="ce35" office:value-type="float" office:value="0.703080383126108" calcext:value-type="float">
            <text:p>0.703</text:p>
          </table:table-cell>
          <table:table-cell table:style-name="ce31" office:value-type="float" office:value="1681.87930177523" calcext:value-type="float">
            <text:p>1681.9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201.25300009839" calcext:value-type="float">
            <text:p>2201.3</text:p>
          </table:table-cell>
          <table:table-cell office:value-type="float" office:value="2247.64574096876" calcext:value-type="float">
            <text:p>2247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3629473216683" calcext:value-type="float">
            <text:p>0.43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6870543614264" calcext:value-type="float">
            <text:p>0.769</text:p>
          </table:table-cell>
          <table:table-cell office:value-type="float" office:value="0.905005032230618" calcext:value-type="float">
            <text:p>0.905</text:p>
          </table:table-cell>
          <table:table-cell office:value-type="float" office:value="2181.99614124079" calcext:value-type="float">
            <text:p>2182.0</text:p>
          </table:table-cell>
        </table:table-row>
        <table:table-row table:style-name="ro2">
          <table:table-cell table:style-name="ce29" office:value-type="string" calcext:value-type="string">
            <text:p>__oladushek</text:p>
          </table:table-cell>
          <table:table-cell table:number-columns-repeated="2" table:style-name="ce31" office:value-type="float" office:value="1967.24823326776" calcext:value-type="float">
            <text:p>1967.2</text:p>
          </table:table-cell>
          <table:table-cell table:style-name="ce31" office:value-type="float" office:value="1969.84924397065" calcext:value-type="float">
            <text:p>1969.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496256914632129" calcext:value-type="float">
            <text:p>0.496</text:p>
          </table:table-cell>
          <table:table-cell table:style-name="ce35" office:value-type="float" office:value="0.375" calcext:value-type="float">
            <text:p>0.37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0.75565697714859" calcext:value-type="float">
            <text:p>0.756</text:p>
          </table:table-cell>
          <table:table-cell table:style-name="ce35" office:value-type="float" office:value="0.808798239309401" calcext:value-type="float">
            <text:p>0.809</text:p>
          </table:table-cell>
          <table:table-cell table:style-name="ce31" office:value-type="float" office:value="1936.20646312194" calcext:value-type="float">
            <text:p>1936.2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56.21922948699" calcext:value-type="float">
            <text:p>1556.2</text:p>
          </table:table-cell>
          <table:table-cell office:value-type="float" office:value="1544.65989407349" calcext:value-type="float">
            <text:p>1544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6629085630886" calcext:value-type="float">
            <text:p>0.51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25859248791743" calcext:value-type="float">
            <text:p>0.726</text:p>
          </table:table-cell>
          <table:table-cell office:value-type="float" office:value="0.639811159315549" calcext:value-type="float">
            <text:p>0.640</text:p>
          </table:table-cell>
          <table:table-cell office:value-type="float" office:value="1519.96218356548" calcext:value-type="float">
            <text:p>1520.0</text:p>
          </table:table-cell>
        </table:table-row>
        <table:table-row table:style-name="ro2">
          <table:table-cell table:style-name="ce29" office:value-type="string" calcext:value-type="string">
            <text:p>BenderAndChill</text:p>
          </table:table-cell>
          <table:table-cell table:number-columns-repeated="2" table:style-name="ce31" office:value-type="float" office:value="1439.62923655069" calcext:value-type="float">
            <text:p>1439.6</text:p>
          </table:table-cell>
          <table:table-cell table:style-name="ce31" office:value-type="float" office:value="1412.91742814672" calcext:value-type="float">
            <text:p>1412.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538365819235529" calcext:value-type="float">
            <text:p>0.538</text:p>
          </table:table-cell>
          <table:table-cell table:style-name="ce35" office:value-type="float" office:value="0.375" calcext:value-type="float">
            <text:p>0.37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0.696552393561119" calcext:value-type="float">
            <text:p>0.697</text:p>
          </table:table-cell>
          <table:table-cell table:style-name="ce35" office:value-type="float" office:value="0.591877309680651" calcext:value-type="float">
            <text:p>0.592</text:p>
          </table:table-cell>
          <table:table-cell table:style-name="ce31" office:value-type="float" office:value="1397.80758682639" calcext:value-type="float">
            <text:p>1397.8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number-columns-repeated="2" office:value-type="float" office:value="2002.09979698412" calcext:value-type="float">
            <text:p>2002.1</text:p>
          </table:table-cell>
          <table:table-cell office:value-type="float" office:value="2014.36038129395" calcext:value-type="float">
            <text:p>2014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2362921374917" calcext:value-type="float">
            <text:p>0.482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1042612444603" calcext:value-type="float">
            <text:p>0.691</text:p>
          </table:table-cell>
          <table:table-cell office:value-type="float" office:value="0.823126824230354" calcext:value-type="float">
            <text:p>0.823</text:p>
          </table:table-cell>
          <table:table-cell office:value-type="float" office:value="1973.48611608014" calcext:value-type="float">
            <text:p>1973.5</text:p>
          </table:table-cell>
        </table:table-row>
        <table:table-row table:style-name="ro2">
          <table:table-cell table:style-name="ce29" office:value-type="string" calcext:value-type="string">
            <text:p>Nope1585</text:p>
          </table:table-cell>
          <table:table-cell table:number-columns-repeated="2" table:style-name="ce31" office:value-type="float" office:value="1380.91609461356" calcext:value-type="float">
            <text:p>1380.9</text:p>
          </table:table-cell>
          <table:table-cell table:style-name="ce31" office:value-type="float" office:value="1311.00557088962" calcext:value-type="float">
            <text:p>1311.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599273112385602" calcext:value-type="float">
            <text:p>0.599</text:p>
          </table:table-cell>
          <table:table-cell table:style-name="ce35" office:value-type="float" office:value="0.375" calcext:value-type="float">
            <text:p>0.37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0.625758093012366" calcext:value-type="float">
            <text:p>0.626</text:p>
          </table:table-cell>
          <table:table-cell table:style-name="ce35" office:value-type="float" office:value="0.567738471978307" calcext:value-type="float">
            <text:p>0.568</text:p>
          </table:table-cell>
          <table:table-cell table:style-name="ce31" office:value-type="float" office:value="1323.50217784285" calcext:value-type="float">
            <text:p>1323.5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number-columns-repeated="2" office:value-type="float" office:value="1390.29821349581" calcext:value-type="float">
            <text:p>1390.3</text:p>
          </table:table-cell>
          <table:table-cell office:value-type="float" office:value="1513.39385727973" calcext:value-type="float">
            <text:p>1513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9909260690788" calcext:value-type="float">
            <text:p>0.33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05189415773562" calcext:value-type="float">
            <text:p>0.505</text:p>
          </table:table-cell>
          <table:table-cell office:value-type="float" office:value="0.571595759078446" calcext:value-type="float">
            <text:p>0.572</text:p>
          </table:table-cell>
          <table:table-cell office:value-type="float" office:value="1358.95563544318" calcext:value-type="float">
            <text:p>1359.0</text:p>
          </table:table-cell>
        </table:table-row>
        <table:table-row table:style-name="ro2">
          <table:table-cell table:style-name="ce29" office:value-type="string" calcext:value-type="string">
            <text:p>Favre4ever</text:p>
          </table:table-cell>
          <table:table-cell table:number-columns-repeated="2" table:style-name="ce31" office:value-type="float" office:value="2128.16602478976" calcext:value-type="float">
            <text:p>2128.2</text:p>
          </table:table-cell>
          <table:table-cell table:style-name="ce31" office:value-type="float" office:value="2236.02855306331" calcext:value-type="float">
            <text:p>2236.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349575281990398" calcext:value-type="float">
            <text:p>0.350</text:p>
          </table:table-cell>
          <table:table-cell table:style-name="ce35" office:value-type="float" office:value="0.166666666666667" calcext:value-type="float">
            <text:p>0.16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5" office:value-type="float" office:value="0.476769025881082" calcext:value-type="float">
            <text:p>0.477</text:p>
          </table:table-cell>
          <table:table-cell table:style-name="ce35" office:value-type="float" office:value="0.874956655037325" calcext:value-type="float">
            <text:p>0.875</text:p>
          </table:table-cell>
          <table:table-cell table:style-name="ce31" office:value-type="float" office:value="2093.0475706476" calcext:value-type="float">
            <text:p>2093.0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table:number-columns-repeated="2" office:value-type="float" office:value="1883.45355331013" calcext:value-type="float">
            <text:p>1883.5</text:p>
          </table:table-cell>
          <table:table-cell office:value-type="float" office:value="1800.01585999744" calcext:value-type="float">
            <text:p>1800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178201230072" calcext:value-type="float">
            <text:p>0.618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9531363450667" calcext:value-type="float">
            <text:p>0.540</text:p>
          </table:table-cell>
          <table:table-cell office:value-type="float" office:value="0.472089943019334" calcext:value-type="float">
            <text:p>0.472</text:p>
          </table:table-cell>
          <table:table-cell office:value-type="float" office:value="0.774347584599371" calcext:value-type="float">
            <text:p>0.774</text:p>
          </table:table-cell>
          <table:table-cell office:value-type="float" office:value="1828.83208969275" calcext:value-type="float">
            <text:p>1828.8</text:p>
          </table:table-cell>
        </table:table-row>
        <table:table-row table:style-name="ro2">
          <table:table-cell table:style-name="ce29" office:value-type="string" calcext:value-type="string">
            <text:p>jasouki</text:p>
          </table:table-cell>
          <table:table-cell table:style-name="ce31" office:value-type="float" office:value="1169.33028016761" calcext:value-type="float">
            <text:p>1169.3</text:p>
          </table:table-cell>
          <table:table-cell table:style-name="ce31" office:value-type="float" office:value="1177.58028016761" calcext:value-type="float">
            <text:p>1177.6</text:p>
          </table:table-cell>
          <table:table-cell table:style-name="ce31" office:value-type="float" office:value="1198.22136128978" calcext:value-type="float">
            <text:p>1198.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.470329995239246" calcext:value-type="float">
            <text:p>0.470</text:p>
          </table:table-cell>
          <table:table-cell table:style-name="ce35" office:value-type="float" office:value="0" calcext:value-type="float">
            <text:p>0.00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5" office:value-type="float" office:value="0.484140659596872" calcext:value-type="float">
            <text:p>0.484</text:p>
          </table:table-cell>
          <table:table-cell table:style-name="ce31" office:value-type="float" office:value="1057.17580138636" calcext:value-type="float">
            <text:p>1057.2</text:p>
          </table:table-cell>
        </table:table-row>
        <table:table-row table:style-name="ro2">
          <table:table-cell office:value-type="string" calcext:value-type="string">
            <text:p>Rodrixs</text:p>
          </table:table-cell>
          <table:table-cell table:number-columns-repeated="2" office:value-type="float" office:value="2305.07516991107" calcext:value-type="float">
            <text:p>2305.1</text:p>
          </table:table-cell>
          <table:table-cell office:value-type="float" office:value="2162.54288110422" calcext:value-type="float">
            <text:p>216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94338605148013" calcext:value-type="float">
            <text:p>0.69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-1" calcext:value-type="float">
            <text:p>-1</text:p>
          </table:table-cell>
          <table:table-cell office:value-type="float" office:value="0.94768962420318" calcext:value-type="float">
            <text:p>0.948</text:p>
          </table:table-cell>
          <table:table-cell office:value-type="float" office:value="2305.07516991107" calcext:value-type="float">
            <text:p>2305.1</text:p>
          </table:table-cell>
        </table:table-row>
        <table:table-row table:style-name="ro2">
          <table:table-cell table:style-name="ce29" office:value-type="string" calcext:value-type="string">
            <text:p>TheTiger</text:p>
          </table:table-cell>
          <table:table-cell table:number-columns-repeated="2" table:style-name="ce31" office:value-type="float" office:value="2004.84031423983" calcext:value-type="float">
            <text:p>2004.8</text:p>
          </table:table-cell>
          <table:table-cell table:style-name="ce31" office:value-type="float" office:value="2087.03907844823" calcext:value-type="float">
            <text:p>2087.0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0.383865246982972" calcext:value-type="float">
            <text:p>0.384</text:p>
          </table:table-cell>
          <table:table-cell table:style-name="ce35" office:value-type="float" office:value="0" calcext:value-type="float">
            <text:p>0.00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float" office:value="0.824253537928063" calcext:value-type="float">
            <text:p>0.824</text:p>
          </table:table-cell>
          <table:table-cell table:style-name="ce31" office:value-type="float" office:value="2004.84031423983" calcext:value-type="float">
            <text:p>2004.8</text:p>
          </table:table-cell>
        </table:table-row>
      </table:table>
      <table:table table:name="Prize Earnings" table:style-name="ta1">
        <table:table-column table:style-name="co2" table:default-cell-style-name="ce28"/>
        <table:table-column table:style-name="co2" table:number-columns-repeated="2" table:default-cell-style-name="ce13"/>
        <table:table-column table:style-name="co5" table:default-cell-style-name="ce28"/>
        <table:table-column table:style-name="co2" table:number-columns-repeated="2" table:default-cell-style-name="ce13"/>
        <table:table-column table:style-name="co2" table:default-cell-style-name="ce15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Grade</text:p>
          </table:table-cell>
          <table:table-cell table:style-name="ce12" office:value-type="string" calcext:value-type="string">
            <text:p>Skill Rate</text:p>
          </table:table-cell>
          <table:table-cell table:style-name="ce12" office:value-type="string" calcext:value-type="string">
            <text:p>Skill Bias</text:p>
          </table:table-cell>
          <table:table-cell table:style-name="ce12" office:value-type="string" calcext:value-type="string">
            <text:p>Personal Contribution</text:p>
          </table:table-cell>
          <table:table-cell table:style-name="ce12" office:value-type="string" calcext:value-type="string">
            <text:p>Payout Fraction</text:p>
          </table:table-cell>
          <table:table-cell table:style-name="ce12" office:value-type="string" calcext:value-type="string">
            <text:p>Total Payout [$USD]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office:value-type="float" office:value="2.73192553448906" calcext:value-type="float">
            <text:p>2.732</text:p>
          </table:table-cell>
          <table:table-cell office:value-type="float" office:value="0.45605092295105" calcext:value-type="float">
            <text:p>0.456</text:p>
          </table:table-cell>
          <table:table-cell office:value-type="float" office:value="1.25" calcext:value-type="float">
            <text:p>1.25</text:p>
          </table:table-cell>
          <table:table-cell office:value-type="float" office:value="1.02384810571898" calcext:value-type="float">
            <text:p>1.024</text:p>
          </table:table-cell>
          <table:table-cell office:value-type="float" office:value="0.141040035987014" calcext:value-type="float">
            <text:p>0.141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2">
          <table:table-cell table:style-name="ce29" office:value-type="string" calcext:value-type="string">
            <text:p>YoSoyPacho</text:p>
          </table:table-cell>
          <table:table-cell table:style-name="ce14" office:value-type="float" office:value="1.92268147093533" calcext:value-type="float">
            <text:p>1.923</text:p>
          </table:table-cell>
          <table:table-cell table:style-name="ce14" office:value-type="float" office:value="0.70825247288129" calcext:value-type="float">
            <text:p>0.708</text:p>
          </table:table-cell>
          <table:table-cell table:style-name="ce29" office:value-type="float" office:value="1.25" calcext:value-type="float">
            <text:p>1.25</text:p>
          </table:table-cell>
          <table:table-cell table:style-name="ce14" office:value-type="float" office:value="1.24923017328519" calcext:value-type="float">
            <text:p>1.249</text:p>
          </table:table-cell>
          <table:table-cell table:style-name="ce14" office:value-type="float" office:value="0.172087507523863" calcext:value-type="float">
            <text:p>0.172</text:p>
          </table:table-cell>
          <table:table-cell table:style-name="ce16" office:value-type="float" office:value="27.53" calcext:value-type="float">
            <text:p>27.53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1.61735344670504" calcext:value-type="float">
            <text:p>1.617</text:p>
          </table:table-cell>
          <table:table-cell office:value-type="float" office:value="0.857150097698777" calcext:value-type="float">
            <text:p>0.857</text:p>
          </table:table-cell>
          <table:table-cell office:value-type="float" office:value="1.25" calcext:value-type="float">
            <text:p>1.25</text:p>
          </table:table-cell>
          <table:table-cell office:value-type="float" office:value="1.33390849112678" calcext:value-type="float">
            <text:p>1.334</text:p>
          </table:table-cell>
          <table:table-cell office:value-type="float" office:value="0.183752355980375" calcext:value-type="float">
            <text:p>0.184</text:p>
          </table:table-cell>
          <table:table-cell office:value-type="float" office:value="29.4" calcext:value-type="float">
            <text:p>29.40</text:p>
          </table:table-cell>
        </table:table-row>
        <table:table-row table:style-name="ro2">
          <table:table-cell table:style-name="ce29" office:value-type="string" calcext:value-type="string">
            <text:p>Flying Mouse</text:p>
          </table:table-cell>
          <table:table-cell table:style-name="ce14" office:value-type="float" office:value="1.40318106871869" calcext:value-type="float">
            <text:p>1.403</text:p>
          </table:table-cell>
          <table:table-cell table:style-name="ce14" office:value-type="float" office:value="0.634924396299855" calcext:value-type="float">
            <text:p>0.635</text:p>
          </table:table-cell>
          <table:table-cell table:style-name="ce29" office:value-type="float" office:value="1.25" calcext:value-type="float">
            <text:p>1.25</text:p>
          </table:table-cell>
          <table:table-cell table:style-name="ce14" office:value-type="float" office:value="0.795272994380197" calcext:value-type="float">
            <text:p>0.795</text:p>
          </table:table-cell>
          <table:table-cell table:style-name="ce14" office:value-type="float" office:value="0.10955270720369" calcext:value-type="float">
            <text:p>0.110</text:p>
          </table:table-cell>
          <table:table-cell table:style-name="ce16" office:value-type="float" office:value="17.53" calcext:value-type="float">
            <text:p>17.53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1.29671407774514" calcext:value-type="float">
            <text:p>1.297</text:p>
          </table:table-cell>
          <table:table-cell office:value-type="float" office:value="0.800473371842068" calcext:value-type="float">
            <text:p>0.800</text:p>
          </table:table-cell>
          <table:table-cell office:value-type="float" office:value="1.25" calcext:value-type="float">
            <text:p>1.25</text:p>
          </table:table-cell>
          <table:table-cell office:value-type="float" office:value="0.981810873577162" calcext:value-type="float">
            <text:p>0.982</text:p>
          </table:table-cell>
          <table:table-cell office:value-type="float" office:value="0.135249203635069" calcext:value-type="float">
            <text:p>0.135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2">
          <table:table-cell table:style-name="ce29" office:value-type="string" calcext:value-type="string">
            <text:p>xRavyn</text:p>
          </table:table-cell>
          <table:table-cell table:style-name="ce14" office:value-type="float" office:value="1.27909863240591" calcext:value-type="float">
            <text:p>1.279</text:p>
          </table:table-cell>
          <table:table-cell table:style-name="ce14" office:value-type="float" office:value="0.70903840074511" calcext:value-type="float">
            <text:p>0.709</text:p>
          </table:table-cell>
          <table:table-cell table:style-name="ce29" office:value-type="float" office:value="1.25" calcext:value-type="float">
            <text:p>1.25</text:p>
          </table:table-cell>
          <table:table-cell table:style-name="ce14" office:value-type="float" office:value="0.832225905770899" calcext:value-type="float">
            <text:p>0.832</text:p>
          </table:table-cell>
          <table:table-cell table:style-name="ce14" office:value-type="float" office:value="0.114643149744197" calcext:value-type="float">
            <text:p>0.115</text:p>
          </table:table-cell>
          <table:table-cell table:style-name="ce16" office:value-type="float" office:value="18.34" calcext:value-type="float">
            <text:p>18.34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1.16196948124983" calcext:value-type="float">
            <text:p>1.162</text:p>
          </table:table-cell>
          <table:table-cell office:value-type="float" office:value="0.5852740981787" calcext:value-type="float">
            <text:p>0.585</text:p>
          </table:table-cell>
          <table:table-cell office:value-type="float" office:value="1.25" calcext:value-type="float">
            <text:p>1.25</text:p>
          </table:table-cell>
          <table:table-cell office:value-type="float" office:value="0.594831353633643" calcext:value-type="float">
            <text:p>0.595</text:p>
          </table:table-cell>
          <table:table-cell office:value-type="float" office:value="0.0819409002703383" calcext:value-type="float">
            <text:p>0.082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2">
          <table:table-cell table:style-name="ce29" office:value-type="string" calcext:value-type="string">
            <text:p>cerasito</text:p>
          </table:table-cell>
          <table:table-cell table:style-name="ce14" office:value-type="float" office:value="1.14206593953281" calcext:value-type="float">
            <text:p>1.142</text:p>
          </table:table-cell>
          <table:table-cell table:style-name="ce14" office:value-type="float" office:value="0.473131510800577" calcext:value-type="float">
            <text:p>0.473</text:p>
          </table:table-cell>
          <table:table-cell table:style-name="ce29" office:value-type="float" office:value="1.25" calcext:value-type="float">
            <text:p>1.25</text:p>
          </table:table-cell>
          <table:table-cell table:style-name="ce14" office:value-type="float" office:value="0.448144964669795" calcext:value-type="float">
            <text:p>0.448</text:p>
          </table:table-cell>
          <table:table-cell table:style-name="ce14" office:value-type="float" office:value="0.0617341396554539" calcext:value-type="float">
            <text:p>0.062</text:p>
          </table:table-cell>
          <table:table-cell table:style-name="ce16" office:value-type="float" office:value="9.88" calcext:value-type="float">
            <text:p>9.88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29" office:value-type="string" calcext:value-type="string">
            <text:p>Total Prizes</text:p>
          </table:table-cell>
          <table:table-cell table:style-name="ce41" office:value-type="string" calcext:value-type="string">
            <text:p>[$USD]</text:p>
          </table:table-cell>
          <table:table-cell table:style-name="ce29"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5:32:38.64731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2T16:10:48.857562200</dc:date>
    <meta:editing-duration>PT1H1M40S</meta:editing-duration>
    <meta:editing-cycles>8</meta:editing-cycles>
    <meta:generator>LibreOffice/25.2.1.2$Windows_X86_64 LibreOffice_project/d3abf4aee5fd705e4a92bba33a32f40bc4e56f49</meta:generator>
    <meta:document-statistic meta:table-count="2" meta:cell-count="531" meta:object-count="0"/>
  </office:meta>
</office:document-meta>
</file>